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600000283C2EF6FF9.png" manifest:media-type="image/png"/>
  <manifest:file-entry manifest:full-path="Pictures/10000001000003FB000003F29F0CF546.png" manifest:media-type="image/png"/>
  <manifest:file-entry manifest:full-path="Pictures/10000001000003FB000003F263C771D3.png" manifest:media-type="image/png"/>
  <manifest:file-entry manifest:full-path="Pictures/10000001000006A8000003F2C35D87F0.png" manifest:media-type="image/png"/>
  <manifest:file-entry manifest:full-path="Pictures/1000000100000351000003F20E111B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 Copy 1" text:anchor-type="char" svg:width="6.6929in" svg:height="7.9618in" draw:z-index="1"><draw:image xlink:href="Pictures/1000000100000351000003F20E111B74.png" xlink:type="simple" xlink:show="embed" xlink:actuate="onLoad" draw:mime-type="image/png"/></draw:frame></text:p>
      <text:p text:style-name="P1"><draw:frame draw:style-name="fr2" draw:name="Image2" text:anchor-type="char" svg:width="6.6929in" svg:height="3.9665in" draw:z-index="0"><draw:image xlink:href="Pictures/10000001000006A8000003F2C35D87F0.png" xlink:type="simple" xlink:show="embed" xlink:actuate="onLoad" draw:mime-type="image/png"/></draw:frame></text:p>
      <text:p text:style-name="P1"><draw:frame draw:style-name="fr2" draw:name="Image3" text:anchor-type="char" svg:width="6.6929in" svg:height="6.6335in" draw:z-index="2"><draw:image xlink:href="Pictures/10000001000003FB000003F263C771D3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4" text:anchor-type="char" svg:width="6.6929in" svg:height="6.6335in" draw:z-index="4"><draw:image xlink:href="Pictures/10000001000003FB000003F29F0CF546.png" xlink:type="simple" xlink:show="embed" xlink:actuate="onLoad" draw:mime-type="image/png"/></draw:frame><text:soft-page-break/></text:p>
      <text:p text:style-name="P1"><draw:frame draw:style-name="fr2" draw:name="Image5" text:anchor-type="char" svg:width="6.6929in" svg:height="2.3311in" draw:z-index="3"><draw:image xlink:href="Pictures/100000010000073600000283C2EF6FF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6:25:33.543350999</meta:creation-date>
    <dc:date>2024-03-13T13:11:30.338047261</dc:date>
    <meta:editing-duration>PT8M48S</meta:editing-duration>
    <meta:editing-cycles>3</meta:editing-cycles>
    <meta:generator>LibreOffice/24.2.1.2$Linux_X86_64 LibreOffice_project/47cb2a8f5842ca5ed1da82b752a3c58b1b107b25</meta:generator>
    <meta:document-statistic meta:table-count="0" meta:image-count="5" meta:object-count="0" meta:page-count="5" meta:paragraph-count="0" meta:word-count="0" meta:character-count="0" meta:non-whitespace-character-count="0"/>
  </office:meta>
</office:document-meta>
</file>